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36in"/>
    </style:style>
    <style:style style:name="co3" style:family="table-column">
      <style:table-column-properties fo:break-before="auto" style:column-width="0.9209in"/>
    </style:style>
    <style:style style:name="co4" style:family="table-column">
      <style:table-column-properties fo:break-before="auto" style:column-width="0.9811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STRING</text:p>
          </table:table-cell>
          <table:table-cell table:style-name="Default" office:value-type="string">
            <text:p>STACKS</text:p>
          </table:table-cell>
          <table:table-cell table:style-name="Default" office:value-type="string">
            <text:p>OPERATION</text:p>
          </table:table-cell>
          <table:table-cell table:style-name="ce4" office:value-type="string" table:number-columns-spanned="2" table:number-rows-spanned="1">
            <text:p>CONTAINER</text:p>
          </table:table-cell>
          <table:covered-table-cell table:style-name="Default"/>
          <table:table-cell office:value-type="string">
            <text:p>OPERATION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a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ND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AND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(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(,AND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(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(,(,AND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b,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OR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OR,(,(,AND</text:p>
          </table:table-cell>
          <table:table-cell/>
          <table:table-cell office:value-type="string">
            <text:p>P(2)</text:p>
          </table:table-cell>
          <table:table-cell office:value-type="string">
            <text:p>(,(,AND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c,b,a</text:p>
          </table:table-cell>
          <table:table-cell/>
          <table:table-cell office:value-type="string">
            <text:p>P(1)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)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REDUCE</text:p>
          </table:table-cell>
          <table:table-cell table:style-name="Default" office:value-type="string">
            <text:p>P(1),P(2),P(1)</text:p>
          </table:table-cell>
          <table:table-cell table:style-name="Default" office:value-type="string">
            <text:p>R1=c OR b</text:p>
          </table:table-cell>
          <table:table-cell office:value-type="string">
            <text:p>SHIFT</text:p>
          </table:table-cell>
          <table:table-cell office:value-type="string">
            <text:p>P(1)</text:p>
          </table:table-cell>
          <table:table-cell office:value-type="string">
            <text:p>R1,a</text:p>
          </table:table-cell>
          <table:table-cell office:value-type="string">
            <text:p>P2</text:p>
          </table:table-cell>
          <table:table-cell office:value-type="string">
            <text:p>(,AND</text:p>
          </table:table-cell>
        </table:table-row>
        <table:table-row table:style-name="ro1">
          <table:table-cell table:style-name="Default" office:value-type="string">
            <text:p>AND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AND,(,AND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e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e,R1,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)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REDUCE</text:p>
          </table:table-cell>
          <table:table-cell table:style-name="Default" office:value-type="string">
            <text:p>P(1),P(2),P(1)</text:p>
          </table:table-cell>
          <table:table-cell table:style-name="Default" office:value-type="string">
            <text:p>R2=e AND R1</text:p>
          </table:table-cell>
          <table:table-cell office:value-type="string">
            <text:p>SHIFT</text:p>
          </table:table-cell>
          <table:table-cell office:value-type="string">
            <text:p>P(1)</text:p>
          </table:table-cell>
          <table:table-cell office:value-type="string">
            <text:p>R2,a</text:p>
          </table:table-cell>
          <table:table-cell office:value-type="string">
            <text:p>P2</text:p>
          </table:table-cell>
          <table:table-cell office:value-type="string">
            <text:p>( </text:p>
          </table:table-cell>
        </table:table-row>
        <table:table-row table:style-name="ro1">
          <table:table-cell table:style-name="Default" office:value-type="string">
            <text:p>OR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2)</text:p>
          </table:table-cell>
          <table:table-cell table:style-name="Default" office:value-type="string">
            <text:p>OR,(,AND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c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SHIFT</text:p>
          </table:table-cell>
          <table:table-cell table:style-name="Default" office:value-type="string">
            <text:p>P(1)</text:p>
          </table:table-cell>
          <table:table-cell table:style-name="Default" office:value-type="string">
            <text:p>c,R2,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REDUCE</text:p>
          </table:table-cell>
          <table:table-cell table:style-name="Default" office:value-type="string">
            <text:p>P(1),P(2),P(1)</text:p>
          </table:table-cell>
          <table:table-cell table:style-name="Default" office:value-type="string">
            <text:p>R3=c OR R2</text:p>
          </table:table-cell>
          <table:table-cell office:value-type="string">
            <text:p>SHIFT</text:p>
          </table:table-cell>
          <table:table-cell office:value-type="string">
            <text:p>P(1)</text:p>
          </table:table-cell>
          <table:table-cell office:value-type="string">
            <text:p>R3,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REDUCE</text:p>
          </table:table-cell>
          <table:table-cell table:style-name="Default" office:value-type="string">
            <text:p>P(1),P(2),P(1)</text:p>
          </table:table-cell>
          <table:table-cell table:style-name="Default" office:value-type="string">
            <text:p>R4=R3 AND a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>
            <text:p>STRING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P(1)</text:p>
          </table:table-cell>
          <table:table-cell table:style-name="ce1" office:value-type="string">
            <text:p>P(2)</text:p>
          </table:table-cell>
          <table:table-cell table:style-name="ce1" office:value-type="string">
            <text:p>EXECUT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SHIFT</text:p>
          </table:table-cell>
          <table:table-cell table:style-name="ce2" office:value-type="string">
            <text:p>a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>
            <text:p>AND</text:p>
          </table:table-cell>
          <table:table-cell office:value-type="string">
            <text:p>SHIFT</text:p>
          </table:table-cell>
          <table:table-cell/>
          <table:table-cell office:value-type="string">
            <text:p>AND</text:p>
          </table:table-cell>
          <table:table-cell table:number-columns-repeated="6"/>
        </table:table-row>
        <table:table-row table:style-name="ro1">
          <table:table-cell office:value-type="string">
            <text:p>(</text:p>
          </table:table-cell>
          <table:table-cell office:value-type="string">
            <text:p>SHIFT</text:p>
          </table:table-cell>
          <table:table-cell/>
          <table:table-cell office:value-type="string">
            <text:p>(,AND</text:p>
          </table:table-cell>
          <table:table-cell table:number-columns-repeated="6"/>
        </table:table-row>
        <table:table-row table:style-name="ro1">
          <table:table-cell office:value-type="string">
            <text:p>(</text:p>
          </table:table-cell>
          <table:table-cell office:value-type="string">
            <text:p>SHIFT</text:p>
          </table:table-cell>
          <table:table-cell/>
          <table:table-cell office:value-type="string">
            <text:p>(,(,AND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SHIFT</text:p>
          </table:table-cell>
          <table:table-cell office:value-type="string">
            <text:p>b,a</text:p>
          </table:table-cell>
          <table:table-cell table:number-columns-repeated="7"/>
        </table:table-row>
        <table:table-row table:style-name="ro1">
          <table:table-cell office:value-type="string">
            <text:p>OR</text:p>
          </table:table-cell>
          <table:table-cell office:value-type="string">
            <text:p>SHIFT</text:p>
          </table:table-cell>
          <table:table-cell/>
          <table:table-cell office:value-type="string">
            <text:p>OR,(,(,AND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SHIFT</text:p>
          </table:table-cell>
          <table:table-cell office:value-type="string">
            <text:p>c,b,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 office:value-type="string">
            <text:p>b,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/>
          <table:table-cell office:value-type="string">
            <text:p>(,(,AND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/>
          <table:table-cell office:value-type="string">
            <text:p>R1=b OR 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HIFT</text:p>
          </table:table-cell>
          <table:table-cell office:value-type="string">
            <text:p>R1,a</text:p>
          </table:table-cell>
          <table:table-cell table:number-columns-repeated="7"/>
        </table:table-row>
        <table:table-row table:style-name="ro1">
          <table:table-cell office:value-type="string">
            <text:p>)</text:p>
          </table:table-cell>
          <table:table-cell office:value-type="string">
            <text:p>REDUCE</text:p>
          </table:table-cell>
          <table:table-cell/>
          <table:table-cell office:value-type="string">
            <text:p>(,AND</text:p>
          </table:table-cell>
          <table:table-cell table:number-columns-repeated="6"/>
        </table:table-row>
        <table:table-row table:style-name="ro1">
          <table:table-cell office:value-type="string">
            <text:p>AND</text:p>
          </table:table-cell>
          <table:table-cell office:value-type="string">
            <text:p>SHIFT</text:p>
          </table:table-cell>
          <table:table-cell/>
          <table:table-cell office:value-type="string">
            <text:p>AND,(,AND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SHIFT</text:p>
          </table:table-cell>
          <table:table-cell office:value-type="string">
            <text:p>e,R1,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 office:value-type="string">
            <text:p>R1,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/>
          <table:table-cell office:value-type="string">
            <text:p>(,AN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R2=R1 AND 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HIFT</text:p>
          </table:table-cell>
          <table:table-cell office:value-type="string">
            <text:p>R2,a</text:p>
          </table:table-cell>
          <table:table-cell table:number-columns-repeated="7"/>
        </table:table-row>
        <table:table-row table:style-name="ro1">
          <table:table-cell office:value-type="string">
            <text:p>)</text:p>
          </table:table-cell>
          <table:table-cell office:value-type="string">
            <text:p>REDUCE</text:p>
          </table:table-cell>
          <table:table-cell/>
          <table:table-cell office:value-type="string">
            <text:p>A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DUCE</text:p>
          </table:table-cell>
          <table:table-cell/>
          <table:table-cell office:value-type="string">
            <text:p>A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DUCE</text:p>
          </table:table-cell>
          <table:table-cell office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DUC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R3=a AND R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HIFT</text:p>
          </table:table-cell>
          <table:table-cell office:value-type="string">
            <text:p>R3</text:p>
          </table:table-cell>
          <table:table-cell table:number-columns-repeated="7"/>
        </table:table-row>
        <table:table-row table:style-name="ro1">
          <table:table-cell office:value-type="string">
            <text:p>OR</text:p>
          </table:table-cell>
          <table:table-cell office:value-type="string">
            <text:p>SHIFT</text:p>
          </table:table-cell>
          <table:table-cell/>
          <table:table-cell office:value-type="string">
            <text:p>OR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SHIFT</text:p>
          </table:table-cell>
          <table:table-cell office:value-type="string">
            <text:p>c,R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 office:value-type="string">
            <text:p>R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 </text:p>
          </table:table-cell>
          <table:table-cell office:value-type="string">
            <text:p>c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DUC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R4=R3 OR c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5/03/2013</text:date>, <text:time>14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7:14:48</meta:creation-date>
    <dc:date>2013-05-03T14:30:26</dc:date>
    <meta:editing-duration>PT2H17M46S</meta:editing-duration>
    <meta:editing-cycles>22</meta:editing-cycles>
    <meta:generator>OpenOffice.org/3.4.1$Unix OpenOffice.org_project/341m1$Build-9593</meta:generator>
    <dc:creator>Sébastien Dorey</dc:creator>
    <meta:document-statistic meta:table-count="1" meta:cell-count="172" meta:object-count="0"/>
  </office:meta>
</office:document-meta>
</file>